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E80000032070404D28874811A9.png" manifest:media-type="image/png"/>
  <manifest:file-entry manifest:full-path="Pictures/10000201000003E800000320896240E1B851EA4C.png" manifest:media-type="image/png"/>
  <manifest:file-entry manifest:full-path="Pictures/10000201000003200000025812DB216700BDA7AF.png" manifest:media-type="image/png"/>
  <manifest:file-entry manifest:full-path="Pictures/1000000000000020000000204B249CA79A42C6D7.png" manifest:media-type="image/png"/>
  <manifest:file-entry manifest:full-path="Pictures/10000201000003E8000003209A2F7B6ECE811CEA.png" manifest:media-type="image/png"/>
  <manifest:file-entry manifest:full-path="Pictures/100002010000032000000258BD262026D38DB4DF.png" manifest:media-type="image/png"/>
  <manifest:file-entry manifest:full-path="Pictures/100002010000025800000258E23E64EEEE0F589E.png" manifest:media-type="image/png"/>
  <manifest:file-entry manifest:full-path="Pictures/10000201000003E80000032064D3B401EABA2212.png" manifest:media-type="image/png"/>
  <manifest:file-entry manifest:full-path="Pictures/10000201000003E80000032090645036D512892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adornments="Book" style:font-family-generic="swiss" style:font-pitch="fixed"/>
    <style:font-face style:name="MS Mincho" svg:font-family="'MS Mincho'" style:font-pitch="variable"/>
    <style:font-face style:name="Tahoma1" svg:font-family="Tahoma" style:font-pitch="variable"/>
    <style:font-face style:name="DejaVu Serif2" svg:font-family="'DejaVu Serif'" style:font-adornments="Bold"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8.002cm" table:align="margins" style:writing-mode="page"/>
    </style:style>
    <style:style style:name="Table1.A" style:family="table-column">
      <style:table-column-properties style:column-width="18.002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8.002cm" table:align="margins" style:writing-mode="page"/>
    </style:style>
    <style:style style:name="Table2.A" style:family="table-column">
      <style:table-column-properties style:column-width="18.002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writing-mode="page"/>
    </style:style>
    <style:style style:name="Table3.A" style:family="table-column">
      <style:table-column-properties style:column-width="18.002cm" style:rel-column-width="65535*"/>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18.002cm" table:align="margins" style:writing-mode="page"/>
    </style:style>
    <style:style style:name="Table4.A" style:family="table-column">
      <style:table-column-properties style:column-width="18.002cm" style:rel-column-width="65535*"/>
    </style:style>
    <style:style style:name="Table4.A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writing-mode="page"/>
    </style:style>
    <style:style style:name="Table5.A" style:family="table-column">
      <style:table-column-properties style:column-width="18.002cm" style:rel-column-width="65535*"/>
    </style:style>
    <style:style style:name="Table5.A1" style:family="table-cell">
      <style:table-cell-properties fo:padding="0.097cm" fo:border="0.05pt solid #000000"/>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8.002cm" table:align="margins" style:writing-mode="page"/>
    </style:style>
    <style:style style:name="Table6.A" style:family="table-column">
      <style:table-column-properties style:column-width="18.002cm" style:rel-column-width="65535*"/>
    </style:style>
    <style:style style:name="Table6.A1" style:family="table-cell">
      <style:table-cell-properties fo:padding="0.097cm" fo:border="0.05pt solid #000000"/>
    </style:style>
    <style:style style:name="Table6.A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writing-mode="page"/>
    </style:style>
    <style:style style:name="Table7.A" style:family="table-column">
      <style:table-column-properties style:column-width="18.002cm" style:rel-column-width="65535*"/>
    </style:style>
    <style:style style:name="Table7.A1" style:family="table-cell">
      <style:table-cell-properties fo:padding="0.097cm" fo:border="0.05pt solid #000000"/>
    </style:style>
    <style:style style:name="Table7.A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DejaVu Serif" style:font-name-asian="DejaVu Serif" style:font-name-complex="DejaVu Serif"/>
    </style:style>
    <style:style style:name="P2" style:family="paragraph" style:parent-style-name="Text_20_body">
      <style:text-properties style:font-name="DejaVu Serif" officeooo:rsid="000ced18" officeooo:paragraph-rsid="000ced18" style:font-name-asian="DejaVu Serif" style:font-name-complex="DejaVu Serif"/>
    </style:style>
    <style:style style:name="P3" style:family="paragraph" style:parent-style-name="Text_20_body">
      <style:text-properties style:font-name="DejaVu Serif" officeooo:rsid="000ced18" officeooo:paragraph-rsid="000d75b1" style:font-name-asian="DejaVu Serif" style:font-name-complex="DejaVu Serif"/>
    </style:style>
    <style:style style:name="P4" style:family="paragraph" style:parent-style-name="Text_20_body">
      <style:text-properties style:font-name="DejaVu Serif" officeooo:rsid="000ced18" officeooo:paragraph-rsid="000ebc85" style:font-name-asian="DejaVu Serif" style:font-name-complex="DejaVu Serif"/>
    </style:style>
    <style:style style:name="P5" style:family="paragraph" style:parent-style-name="Text_20_body">
      <style:text-properties style:font-name="DejaVu Serif" officeooo:rsid="000ced18" officeooo:paragraph-rsid="0013f0bb" style:font-name-asian="DejaVu Serif" style:font-name-complex="DejaVu Serif"/>
    </style:style>
    <style:style style:name="P6" style:family="paragraph" style:parent-style-name="Text_20_body">
      <style:text-properties style:font-name="DejaVu Serif" officeooo:rsid="000ebc85" officeooo:paragraph-rsid="000ebc85" style:font-name-asian="DejaVu Serif" style:font-name-complex="DejaVu Serif"/>
    </style:style>
    <style:style style:name="P7" style:family="paragraph" style:parent-style-name="Text_20_body">
      <style:text-properties style:font-name="DejaVu Serif" officeooo:rsid="001220b4" officeooo:paragraph-rsid="001220b4" style:font-name-asian="DejaVu Serif" style:font-name-complex="DejaVu Serif"/>
    </style:style>
    <style:style style:name="P8" style:family="paragraph" style:parent-style-name="Text_20_body">
      <style:text-properties style:font-name="DejaVu Serif" officeooo:rsid="001b565b" officeooo:paragraph-rsid="001b565b" style:font-name-asian="DejaVu Serif" style:font-name-complex="DejaVu Serif"/>
    </style:style>
    <style:style style:name="P9" style:family="paragraph" style:parent-style-name="Text_20_body">
      <style:text-properties style:font-name="DejaVu Serif" officeooo:rsid="003a2b72" officeooo:paragraph-rsid="003ee8f5" style:font-name-asian="DejaVu Serif" style:font-name-complex="DejaVu Serif"/>
    </style:style>
    <style:style style:name="P10" style:family="paragraph" style:parent-style-name="Text_20_body">
      <style:text-properties style:font-name="DejaVu Serif" officeooo:rsid="003a2b72" officeooo:paragraph-rsid="003a2b72" style:font-name-asian="DejaVu Serif" style:font-name-complex="DejaVu Serif"/>
    </style:style>
    <style:style style:name="P11" style:family="paragraph" style:parent-style-name="Text_20_body">
      <style:text-properties style:font-name="DejaVu Serif" officeooo:rsid="00413a22" officeooo:paragraph-rsid="00413a22" style:font-name-asian="DejaVu Serif" style:font-name-complex="DejaVu Serif"/>
    </style:style>
    <style:style style:name="P12" style:family="paragraph" style:parent-style-name="Text_20_body">
      <style:text-properties style:font-name="DejaVu Serif" officeooo:rsid="00463071" officeooo:paragraph-rsid="00463071" style:font-name-asian="DejaVu Serif" style:font-name-complex="DejaVu Serif"/>
    </style:style>
    <style:style style:name="P13" style:family="paragraph" style:parent-style-name="Text_20_body">
      <style:text-properties style:font-name="DejaVu Serif" officeooo:paragraph-rsid="001768b0" style:font-name-asian="DejaVu Serif" style:font-name-complex="DejaVu Serif"/>
    </style:style>
    <style:style style:name="P14" style:family="paragraph" style:parent-style-name="Text_20_body">
      <style:text-properties style:font-name="DejaVu Serif" officeooo:rsid="0021ce61" officeooo:paragraph-rsid="00520f94" style:font-name-asian="DejaVu Serif" style:font-name-complex="DejaVu Serif"/>
    </style:style>
    <style:style style:name="P15" style:family="paragraph" style:parent-style-name="Text_20_body">
      <style:text-properties style:font-name="DejaVu Serif" officeooo:rsid="005f7317" officeooo:paragraph-rsid="005f7317" style:font-name-asian="DejaVu Serif" style:font-name-complex="DejaVu Serif"/>
    </style:style>
    <style:style style:name="P16" style:family="paragraph" style:parent-style-name="Text_20_body">
      <style:text-properties style:font-name="DejaVu Serif" fo:font-weight="bold" officeooo:rsid="003ee8f5" officeooo:paragraph-rsid="003ee8f5" style:font-name-asian="DejaVu Serif" style:font-weight-asian="bold" style:font-name-complex="DejaVu Serif" style:font-weight-complex="bold"/>
    </style:style>
    <style:style style:name="P17" style:family="paragraph" style:parent-style-name="Text_20_body">
      <style:text-properties style:font-name="DejaVu Serif" fo:font-weight="bold" officeooo:rsid="004197d5" officeooo:paragraph-rsid="004197d5" style:font-name-asian="DejaVu Serif" style:font-weight-asian="bold" style:font-name-complex="DejaVu Serif" style:font-weight-complex="bold"/>
    </style:style>
    <style:style style:name="P18" style:family="paragraph" style:parent-style-name="Text_20_body">
      <style:text-properties officeooo:rsid="001ed00a" officeooo:paragraph-rsid="001ed00a"/>
    </style:style>
    <style:style style:name="P19" style:family="paragraph" style:parent-style-name="Text_20_body">
      <style:text-properties officeooo:rsid="001ed00a" officeooo:paragraph-rsid="001cc37a"/>
    </style:style>
    <style:style style:name="P20" style:family="paragraph" style:parent-style-name="Text_20_body">
      <style:text-properties officeooo:rsid="0029d187" officeooo:paragraph-rsid="002cde23"/>
    </style:style>
    <style:style style:name="P21" style:family="paragraph" style:parent-style-name="Text_20_body">
      <style:text-properties officeooo:rsid="0029d187" officeooo:paragraph-rsid="0056458e"/>
    </style:style>
    <style:style style:name="P22" style:family="paragraph" style:parent-style-name="Text_20_body">
      <style:text-properties officeooo:rsid="002bb1a7" officeooo:paragraph-rsid="002bb1a7"/>
    </style:style>
    <style:style style:name="P23" style:family="paragraph" style:parent-style-name="Text_20_body">
      <style:text-properties officeooo:rsid="002d72df" officeooo:paragraph-rsid="002d72df"/>
    </style:style>
    <style:style style:name="P24" style:family="paragraph" style:parent-style-name="Text_20_body">
      <style:text-properties officeooo:rsid="002fe228" officeooo:paragraph-rsid="002fe228"/>
    </style:style>
    <style:style style:name="P25" style:family="paragraph" style:parent-style-name="Text_20_body">
      <style:text-properties officeooo:rsid="00309a89" officeooo:paragraph-rsid="004fd043"/>
    </style:style>
    <style:style style:name="P26" style:family="paragraph" style:parent-style-name="Text_20_body">
      <style:text-properties officeooo:rsid="003568f5" officeooo:paragraph-rsid="003568f5"/>
    </style:style>
    <style:style style:name="P27" style:family="paragraph" style:parent-style-name="Text_20_body">
      <style:text-properties officeooo:rsid="0036401a" officeooo:paragraph-rsid="0036401a"/>
    </style:style>
    <style:style style:name="P28" style:family="paragraph" style:parent-style-name="Text_20_body">
      <style:text-properties officeooo:rsid="001ce0c2" officeooo:paragraph-rsid="0037bfeb"/>
    </style:style>
    <style:style style:name="P29" style:family="paragraph" style:parent-style-name="Text_20_body">
      <style:text-properties officeooo:rsid="0038b8af" officeooo:paragraph-rsid="0038b8af"/>
    </style:style>
    <style:style style:name="P30" style:family="paragraph" style:parent-style-name="Text_20_body">
      <style:text-properties officeooo:rsid="003a2b72" officeooo:paragraph-rsid="003a2b72"/>
    </style:style>
    <style:style style:name="P31" style:family="paragraph" style:parent-style-name="Text_20_body">
      <style:text-properties officeooo:rsid="003b8407" officeooo:paragraph-rsid="003b8407"/>
    </style:style>
    <style:style style:name="P32" style:family="paragraph" style:parent-style-name="Text_20_body">
      <style:text-properties officeooo:rsid="003c5727" officeooo:paragraph-rsid="003c5727"/>
    </style:style>
    <style:style style:name="P33" style:family="paragraph" style:parent-style-name="Text_20_body">
      <style:text-properties officeooo:rsid="003d80f7" officeooo:paragraph-rsid="003d80f7"/>
    </style:style>
    <style:style style:name="P34" style:family="paragraph" style:parent-style-name="Text_20_body">
      <style:text-properties officeooo:paragraph-rsid="004197d5"/>
    </style:style>
    <style:style style:name="P35" style:family="paragraph" style:parent-style-name="Text_20_body">
      <style:text-properties officeooo:rsid="004197d5" officeooo:paragraph-rsid="004197d5"/>
    </style:style>
    <style:style style:name="P36" style:family="paragraph" style:parent-style-name="Text_20_body">
      <style:text-properties officeooo:rsid="004197d5" officeooo:paragraph-rsid="00432dbb"/>
    </style:style>
    <style:style style:name="P37" style:family="paragraph" style:parent-style-name="Text_20_body">
      <style:text-properties officeooo:rsid="004197d5" officeooo:paragraph-rsid="004508b7"/>
    </style:style>
    <style:style style:name="P38" style:family="paragraph" style:parent-style-name="Text_20_body">
      <style:text-properties officeooo:rsid="004508b7" officeooo:paragraph-rsid="004508b7"/>
    </style:style>
    <style:style style:name="P39" style:family="paragraph" style:parent-style-name="Text_20_body">
      <style:text-properties officeooo:rsid="0047b222" officeooo:paragraph-rsid="0047b222"/>
    </style:style>
    <style:style style:name="P40" style:family="paragraph" style:parent-style-name="Text_20_body">
      <style:text-properties officeooo:rsid="00413a22" officeooo:paragraph-rsid="00413a22"/>
    </style:style>
    <style:style style:name="P41" style:family="paragraph" style:parent-style-name="Text_20_body">
      <style:text-properties officeooo:rsid="00520f94" officeooo:paragraph-rsid="00520f94"/>
    </style:style>
    <style:style style:name="P42" style:family="paragraph" style:parent-style-name="Text_20_body">
      <style:text-properties officeooo:rsid="0054a0c2" officeooo:paragraph-rsid="0054a0c2"/>
    </style:style>
    <style:style style:name="P43" style:family="paragraph" style:parent-style-name="TextInfo">
      <style:text-properties officeooo:rsid="00192b65" officeooo:paragraph-rsid="00192b65"/>
    </style:style>
    <style:style style:name="P44" style:family="paragraph" style:parent-style-name="TextInfo">
      <style:text-properties officeooo:paragraph-rsid="001ed00a"/>
    </style:style>
    <style:style style:name="P45" style:family="paragraph" style:parent-style-name="TextInfo">
      <style:text-properties officeooo:paragraph-rsid="003a2b72"/>
    </style:style>
    <style:style style:name="P46" style:family="paragraph" style:parent-style-name="TextInfo">
      <style:text-properties officeooo:paragraph-rsid="003c5727"/>
    </style:style>
    <style:style style:name="P47" style:family="paragraph" style:parent-style-name="TextInfo">
      <style:text-properties officeooo:rsid="003a2b72" officeooo:paragraph-rsid="003a2b72"/>
    </style:style>
    <style:style style:name="P48" style:family="paragraph" style:parent-style-name="TextInfo">
      <style:text-properties officeooo:paragraph-rsid="00463071"/>
    </style:style>
    <style:style style:name="P49" style:family="paragraph" style:parent-style-name="TextInfo">
      <style:text-properties fo:font-weight="bold" officeooo:paragraph-rsid="001ed00a" style:font-weight-asian="bold" style:font-weight-complex="bold"/>
    </style:style>
    <style:style style:name="P50" style:family="paragraph" style:parent-style-name="Heading">
      <style:text-properties officeooo:rsid="0032a040"/>
    </style:style>
    <style:style style:name="P51" style:family="paragraph" style:parent-style-name="Table_20_Contents">
      <style:paragraph-properties fo:text-align="justify" style:justify-single-word="false"/>
      <style:text-properties style:font-name="DejaVu Serif" fo:font-size="11pt"/>
    </style:style>
    <style:style style:name="P52" style:family="paragraph" style:parent-style-name="Table_20_Contents">
      <style:paragraph-properties fo:text-align="justify" style:justify-single-word="false"/>
      <style:text-properties style:font-name="DejaVu Serif" fo:font-size="11pt" style:font-name-asian="DejaVu Serif" style:font-name-complex="DejaVu Serif"/>
    </style:style>
    <style:style style:name="P53" style:family="paragraph" style:parent-style-name="Table_20_Contents">
      <style:paragraph-properties fo:text-align="justify" style:justify-single-word="false"/>
      <style:text-properties style:font-name="DejaVu Serif" fo:font-size="11pt" officeooo:rsid="00463071" officeooo:paragraph-rsid="00463071" style:font-name-asian="DejaVu Serif" style:font-name-complex="DejaVu Serif"/>
    </style:style>
    <style:style style:name="P54" style:family="paragraph" style:parent-style-name="Table_20_Contents">
      <style:paragraph-properties fo:text-align="justify" style:justify-single-word="false"/>
      <style:text-properties style:font-name="DejaVu Serif" fo:font-size="11pt" officeooo:rsid="0047b222" officeooo:paragraph-rsid="0047b222"/>
    </style:style>
    <style:style style:name="P55" style:family="paragraph" style:parent-style-name="Table_20_Contents">
      <style:paragraph-properties fo:text-align="justify" style:justify-single-word="false"/>
      <style:text-properties style:font-name="DejaVu Serif" fo:font-size="11pt" officeooo:rsid="00497a81" officeooo:paragraph-rsid="00497a81"/>
    </style:style>
    <style:style style:name="P56" style:family="paragraph" style:parent-style-name="Text_20_body">
      <style:paragraph-properties fo:break-before="page"/>
      <style:text-properties officeooo:rsid="00463071" officeooo:paragraph-rsid="00463071"/>
    </style:style>
    <style:style style:name="P57" style:family="paragraph" style:parent-style-name="Text_20_body">
      <style:paragraph-properties fo:break-before="page"/>
      <style:text-properties officeooo:rsid="0047b222" officeooo:paragraph-rsid="0047b222"/>
    </style:style>
    <style:style style:name="P58" style:family="paragraph" style:parent-style-name="Text_20_body">
      <style:paragraph-properties fo:margin-left="0cm" fo:margin-right="0.6cm" fo:text-indent="0cm" style:auto-text-indent="false"/>
      <style:text-properties officeooo:rsid="0047b222" officeooo:paragraph-rsid="0047b222"/>
    </style:style>
    <style:style style:name="P59" style:family="paragraph" style:parent-style-name="Contents_20_3">
      <style:paragraph-properties>
        <style:tab-stops>
          <style:tab-stop style:position="17.403cm" style:type="right" style:leader-style="dotted" style:leader-text="."/>
        </style:tab-stops>
      </style:paragraph-properties>
    </style:style>
    <style:style style:name="P60" style:family="paragraph" style:parent-style-name="Text_20_body">
      <style:text-properties officeooo:rsid="00628e8e" officeooo:paragraph-rsid="00628e8e"/>
    </style:style>
    <style:style style:name="P61" style:family="paragraph" style:parent-style-name="Heading_20_3">
      <style:text-properties officeooo:paragraph-rsid="0037bfeb"/>
    </style:style>
    <style:style style:name="P62" style:family="paragraph" style:parent-style-name="Heading_20_3" style:list-style-name="">
      <style:text-properties style:font-name="DejaVu Serif" officeooo:rsid="0021ce61" officeooo:paragraph-rsid="003b8407" style:font-name-asian="DejaVu Serif" style:font-name-complex="DejaVu Serif"/>
    </style:style>
    <style:style style:name="P63" style:family="paragraph" style:parent-style-name="Heading_20_3">
      <style:paragraph-properties fo:break-before="page"/>
      <style:text-properties officeooo:rsid="003b8407" officeooo:paragraph-rsid="003b8407"/>
    </style:style>
    <style:style style:name="P64" style:family="paragraph" style:parent-style-name="Heading_20_3">
      <style:paragraph-properties fo:break-before="page"/>
      <style:text-properties officeooo:paragraph-rsid="003b8407"/>
    </style:style>
    <style:style style:name="T1" style:family="text">
      <style:text-properties style:font-name="DejaVu Serif" style:font-name-asian="DejaVu Serif" style:font-name-complex="DejaVu Serif"/>
    </style:style>
    <style:style style:name="T2" style:family="text">
      <style:text-properties style:font-name="DejaVu Serif" officeooo:rsid="0021ce61" style:font-name-asian="DejaVu Serif" style:font-name-complex="DejaVu Serif"/>
    </style:style>
    <style:style style:name="T3" style:family="text">
      <style:text-properties style:font-name="DejaVu Serif" officeooo:rsid="0021f4c8" style:font-name-asian="DejaVu Serif" style:font-name-complex="DejaVu Serif"/>
    </style:style>
    <style:style style:name="T4" style:family="text">
      <style:text-properties style:font-name="DejaVu Serif" officeooo:rsid="0024ad84" style:font-name-asian="DejaVu Serif" style:font-name-complex="DejaVu Serif"/>
    </style:style>
    <style:style style:name="T5" style:family="text">
      <style:text-properties style:font-name="DejaVu Serif" officeooo:rsid="00261a1d" style:font-name-asian="DejaVu Serif" style:font-name-complex="DejaVu Serif"/>
    </style:style>
    <style:style style:name="T6" style:family="text">
      <style:text-properties style:font-name="DejaVu Serif" officeooo:rsid="0027ef5f" style:font-name-asian="DejaVu Serif" style:font-name-complex="DejaVu Serif"/>
    </style:style>
    <style:style style:name="T7" style:family="text">
      <style:text-properties style:font-name="DejaVu Serif" officeooo:rsid="0029d187" style:font-name-asian="DejaVu Serif" style:font-name-complex="DejaVu Serif"/>
    </style:style>
    <style:style style:name="T8" style:family="text">
      <style:text-properties style:font-name="DejaVu Serif" officeooo:rsid="002bb1a7" style:font-name-asian="DejaVu Serif" style:font-name-complex="DejaVu Serif"/>
    </style:style>
    <style:style style:name="T9" style:family="text">
      <style:text-properties style:font-name="DejaVu Serif" officeooo:rsid="002cde23" style:font-name-asian="DejaVu Serif" style:font-name-complex="DejaVu Serif"/>
    </style:style>
    <style:style style:name="T10" style:family="text">
      <style:text-properties style:font-name="DejaVu Serif" officeooo:rsid="002f053e" style:font-name-asian="DejaVu Serif" style:font-name-complex="DejaVu Serif"/>
    </style:style>
    <style:style style:name="T11" style:family="text">
      <style:text-properties style:font-name="DejaVu Serif" officeooo:rsid="00342df5" style:font-name-asian="DejaVu Serif" style:font-name-complex="DejaVu Serif"/>
    </style:style>
    <style:style style:name="T12" style:family="text">
      <style:text-properties style:font-name="DejaVu Serif" officeooo:rsid="0037bfeb" style:font-name-asian="DejaVu Serif" style:font-name-complex="DejaVu Serif"/>
    </style:style>
    <style:style style:name="T13" style:family="text">
      <style:text-properties style:font-name="DejaVu Serif" officeooo:rsid="003a2b72" style:font-name-asian="DejaVu Serif" style:font-name-complex="DejaVu Serif"/>
    </style:style>
    <style:style style:name="T14" style:family="text">
      <style:text-properties style:font-name="DejaVu Serif" officeooo:rsid="003b8407" style:font-name-asian="DejaVu Serif" style:font-name-complex="DejaVu Serif"/>
    </style:style>
    <style:style style:name="T15" style:family="text">
      <style:text-properties style:font-name="DejaVu Serif" officeooo:rsid="003ee8f5" style:font-name-asian="DejaVu Serif" style:font-name-complex="DejaVu Serif"/>
    </style:style>
    <style:style style:name="T16" style:family="text">
      <style:text-properties style:font-name="DejaVu Serif" officeooo:rsid="004197d5" style:font-name-asian="DejaVu Serif" style:font-name-complex="DejaVu Serif"/>
    </style:style>
    <style:style style:name="T17" style:family="text">
      <style:text-properties style:font-name="DejaVu Serif" officeooo:rsid="00463071" style:font-name-asian="DejaVu Serif" style:font-name-complex="DejaVu Serif"/>
    </style:style>
    <style:style style:name="T18" style:family="text">
      <style:text-properties style:font-name="DejaVu Serif" officeooo:rsid="0054a0c2" style:font-name-asian="DejaVu Serif" style:font-name-complex="DejaVu Serif"/>
    </style:style>
    <style:style style:name="T19" style:family="text">
      <style:text-properties style:font-name="DejaVu Serif" officeooo:rsid="0056458e" style:font-name-asian="DejaVu Serif" style:font-name-complex="DejaVu Serif"/>
    </style:style>
    <style:style style:name="T20" style:family="text">
      <style:text-properties style:font-name="DejaVu Serif" officeooo:rsid="001ce0c2" style:font-name-asian="DejaVu Serif" style:font-name-complex="DejaVu Serif"/>
    </style:style>
    <style:style style:name="T21" style:family="text">
      <style:text-properties style:font-name="DejaVu Serif" officeooo:rsid="005c5702" style:font-name-asian="DejaVu Serif" style:font-name-complex="DejaVu Serif"/>
    </style:style>
    <style:style style:name="T22" style:family="text">
      <style:text-properties style:font-name="DejaVu Serif" fo:font-style="italic" officeooo:rsid="002cde23" style:font-name-asian="DejaVu Serif" style:font-style-asian="italic" style:font-name-complex="DejaVu Serif" style:font-style-complex="italic"/>
    </style:style>
    <style:style style:name="T23" style:family="text">
      <style:text-properties style:font-name="DejaVu Serif" fo:font-style="italic" officeooo:rsid="0037bfeb" style:font-name-asian="DejaVu Serif" style:font-style-asian="italic" style:font-name-complex="DejaVu Serif" style:font-style-complex="italic"/>
    </style:style>
    <style:style style:name="T24" style:family="text">
      <style:text-properties style:font-name="DejaVu Serif" fo:font-style="italic" fo:font-weight="normal" officeooo:rsid="00463071" style:font-name-asian="DejaVu Serif" style:font-style-asian="italic" style:font-weight-asian="normal" style:font-name-complex="DejaVu Serif" style:font-style-complex="italic" style:font-weight-complex="normal"/>
    </style:style>
    <style:style style:name="T25" style:family="text">
      <style:text-properties style:font-name="DejaVu Serif" fo:font-weight="bold" officeooo:rsid="004197d5" style:font-name-asian="DejaVu Serif" style:font-weight-asian="bold" style:font-name-complex="DejaVu Serif" style:font-weight-complex="bold"/>
    </style:style>
    <style:style style:name="T26" style:family="text">
      <style:text-properties style:font-name="DejaVu Serif" fo:font-weight="bold" officeooo:rsid="003ee8f5" style:font-name-asian="DejaVu Serif" style:font-weight-asian="bold" style:font-name-complex="DejaVu Serif" style:font-weight-complex="bold"/>
    </style:style>
    <style:style style:name="T27" style:family="text">
      <style:text-properties officeooo:rsid="000d75b1"/>
    </style:style>
    <style:style style:name="T28" style:family="text">
      <style:text-properties officeooo:rsid="000ebc85"/>
    </style:style>
    <style:style style:name="T29" style:family="text">
      <style:text-properties officeooo:rsid="000f131b"/>
    </style:style>
    <style:style style:name="T30" style:family="text">
      <style:text-properties officeooo:rsid="00114419"/>
    </style:style>
    <style:style style:name="T31" style:family="text">
      <style:text-properties officeooo:rsid="001220b4"/>
    </style:style>
    <style:style style:name="T32" style:family="text">
      <style:text-properties officeooo:rsid="0013f0bb"/>
    </style:style>
    <style:style style:name="T33" style:family="text">
      <style:text-properties officeooo:rsid="0014e983"/>
    </style:style>
    <style:style style:name="T34" style:family="text">
      <style:text-properties officeooo:rsid="0016ca4e"/>
    </style:style>
    <style:style style:name="T35" style:family="text">
      <style:text-properties officeooo:rsid="00192b65"/>
    </style:style>
    <style:style style:name="T36" style:family="text">
      <style:text-properties fo:font-weight="bold" style:font-weight-asian="bold" style:font-weight-complex="bold"/>
    </style:style>
    <style:style style:name="T37" style:family="text">
      <style:text-properties fo:font-weight="bold" officeooo:rsid="003a2b72" style:font-weight-asian="bold" style:font-weight-complex="bold"/>
    </style:style>
    <style:style style:name="T38" style:family="text">
      <style:text-properties fo:font-weight="bold" officeooo:rsid="003ee8f5" style:font-weight-asian="bold" style:font-weight-complex="bold"/>
    </style:style>
    <style:style style:name="T39" style:family="text">
      <style:text-properties fo:font-weight="bold" officeooo:rsid="00463071" style:font-weight-asian="bold" style:font-weight-complex="bold"/>
    </style:style>
    <style:style style:name="T40" style:family="text">
      <style:text-properties fo:font-weight="bold" officeooo:rsid="002009dd" style:font-weight-asian="bold" style:font-weight-complex="bold"/>
    </style:style>
    <style:style style:name="T41" style:family="text">
      <style:text-properties officeooo:rsid="001cc37a"/>
    </style:style>
    <style:style style:name="T42" style:family="text">
      <style:text-properties officeooo:rsid="001ce0c2"/>
    </style:style>
    <style:style style:name="T43" style:family="text">
      <style:text-properties fo:font-style="italic" style:font-style-asian="italic" style:font-style-complex="italic"/>
    </style:style>
    <style:style style:name="T44" style:family="text">
      <style:text-properties fo:font-style="italic" officeooo:rsid="002783f6" style:font-style-asian="italic" style:font-style-complex="italic"/>
    </style:style>
    <style:style style:name="T45" style:family="text">
      <style:text-properties fo:font-style="italic" officeooo:rsid="000ebc85" style:font-style-asian="italic" style:font-style-complex="italic"/>
    </style:style>
    <style:style style:name="T46" style:family="text">
      <style:text-properties fo:font-style="italic" officeooo:rsid="005951bd" style:font-style-asian="italic" style:font-style-complex="italic"/>
    </style:style>
    <style:style style:name="T47" style:family="text">
      <style:text-properties fo:font-style="italic" officeooo:rsid="0057c760" style:font-style-asian="italic" style:font-style-complex="italic"/>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officeooo:rsid="002009dd"/>
    </style:style>
    <style:style style:name="T50" style:family="text">
      <style:text-properties officeooo:rsid="0020f666"/>
    </style:style>
    <style:style style:name="T51" style:family="text">
      <style:text-properties officeooo:rsid="0023e5c2"/>
    </style:style>
    <style:style style:name="T52" style:family="text">
      <style:text-properties officeooo:rsid="002783f6"/>
    </style:style>
    <style:style style:name="T53" style:family="text">
      <style:text-properties officeooo:rsid="002bb1a7"/>
    </style:style>
    <style:style style:name="T54" style:family="text">
      <style:text-properties officeooo:rsid="002cde23"/>
    </style:style>
    <style:style style:name="T55" style:family="text">
      <style:text-properties style:text-position="sub 58%"/>
    </style:style>
    <style:style style:name="T56" style:family="text">
      <style:text-properties style:text-position="sub 58%" style:font-name="DejaVu Serif" style:font-name-asian="DejaVu Serif" style:font-name-complex="DejaVu Serif"/>
    </style:style>
    <style:style style:name="T57" style:family="text">
      <style:text-properties style:text-position="sub 58%" officeooo:rsid="0034032b"/>
    </style:style>
    <style:style style:name="T58" style:family="text">
      <style:text-properties officeooo:rsid="002db5df"/>
    </style:style>
    <style:style style:name="T59" style:family="text">
      <style:text-properties officeooo:rsid="002fe228"/>
    </style:style>
    <style:style style:name="T60" style:family="text">
      <style:text-properties officeooo:rsid="0033b475"/>
    </style:style>
    <style:style style:name="T61" style:family="text">
      <style:text-properties officeooo:rsid="0034032b"/>
    </style:style>
    <style:style style:name="T62" style:family="text">
      <style:text-properties style:text-position="super 58%" officeooo:rsid="0034032b"/>
    </style:style>
    <style:style style:name="T63" style:family="text">
      <style:text-properties officeooo:rsid="0037bfeb"/>
    </style:style>
    <style:style style:name="T64" style:family="text">
      <style:text-properties officeooo:rsid="003a2b72"/>
    </style:style>
    <style:style style:name="T65" style:family="text">
      <style:text-properties officeooo:rsid="003b8407"/>
    </style:style>
    <style:style style:name="T66" style:family="text">
      <style:text-properties officeooo:rsid="003d80f7"/>
    </style:style>
    <style:style style:name="T67" style:family="text">
      <style:text-properties officeooo:rsid="003ee8f5"/>
    </style:style>
    <style:style style:name="T68" style:family="text">
      <style:text-properties officeooo:rsid="003f1c68"/>
    </style:style>
    <style:style style:name="T69" style:family="text">
      <style:text-properties officeooo:rsid="00413a22"/>
    </style:style>
    <style:style style:name="T70" style:family="text">
      <style:text-properties officeooo:rsid="004197d5"/>
    </style:style>
    <style:style style:name="T71" style:family="text">
      <style:text-properties officeooo:rsid="0041e171"/>
    </style:style>
    <style:style style:name="T72" style:family="text">
      <style:text-properties officeooo:rsid="00432dbb"/>
    </style:style>
    <style:style style:name="T73" style:family="text">
      <style:text-properties officeooo:rsid="00463071"/>
    </style:style>
    <style:style style:name="T74" style:family="text">
      <style:text-properties officeooo:rsid="0047b222"/>
    </style:style>
    <style:style style:name="T75" style:family="text">
      <style:text-properties officeooo:rsid="004aecd3"/>
    </style:style>
    <style:style style:name="T76" style:family="text">
      <style:text-properties officeooo:rsid="004cde8f"/>
    </style:style>
    <style:style style:name="T77" style:family="text">
      <style:text-properties officeooo:rsid="004fd043"/>
    </style:style>
    <style:style style:name="T78" style:family="text">
      <style:text-properties officeooo:rsid="0052f930"/>
    </style:style>
    <style:style style:name="T79" style:family="text">
      <style:text-properties officeooo:rsid="00538693"/>
    </style:style>
    <style:style style:name="T80" style:family="text">
      <style:text-properties officeooo:rsid="0057c760"/>
    </style:style>
    <style:style style:name="T81" style:family="text">
      <style:text-properties officeooo:rsid="005951bd"/>
    </style:style>
    <style:style style:name="T82" style:family="text">
      <style:text-properties officeooo:rsid="005adda8"/>
    </style:style>
    <style:style style:name="T83" style:family="text">
      <style:text-properties officeooo:rsid="005c5702"/>
    </style:style>
    <style:style style:name="T84" style:family="text">
      <style:text-properties officeooo:rsid="005f7317"/>
    </style:style>
    <style:style style:name="T85" style:family="text">
      <style:text-properties officeooo:rsid="0063a74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scripts python<text:line-break/>pour <text:span text:style-name="T69">la </text:span>construction de diagrammes de phase <text:span text:style-name="T69">ou de prédominance avec </text:span>arxim</text:p>
      <text:table-of-content text:style-name="Sect1" text:protected="true" text:name="Table of Contents1">
        <text:table-of-content-source text:outline-level="4">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59">introduction<text:tab/>1</text:p>
          <text:p text:style-name="P59">développements en cours<text:tab/>1</text:p>
          <text:p text:style-name="P59">mise en œuvre<text:tab/>2</text:p>
          <text:p text:style-name="P59">diagrammes de prédominance en solution aqueuse<text:tab/>3</text:p>
          <text:p text:style-name="P59">diagrammes de phase en température – pression<text:tab/>6</text:p>
          <text:p text:style-name="P59">diagrammes de phase en potentiels d'espèces mobiles<text:tab/>8</text:p>
        </text:index-body>
      </text:table-of-content>
      <text:h text:style-name="Heading_20_3" text:outline-level="3">introduction</text:h>
      <text:p text:style-name="P2">Arxim comprend des procédures pour le calcul de spéciation ou d'équilibre suivant une suite univariante de conditions prédéfinies (calculs de type SPCPATH ou EQUPATH), mais ne comprend pas de procédures pour étudier un système suivant plus d'une "dimension".</text:p>
      <text:p text:style-name="P2">Arxim permet <text:span text:style-name="T58">p</text:span>ar exemple de calculer un diagramme de Sillen (activités des espèces en fonction du pH), mais ne permet pas de construire directement un diagramme sur un espace bivariant, tel que pH - redox. De même, on peut calculer l'évolution de la paragénèse métamorphique d'une composition globale donnée le long d'un chemin T-P, mais on ne peut pas faire varier indépendamment T et P en vue de construire un diagramme de phase.</text:p>
      <text:p text:style-name="P2">Plutôt que d'étendre les fonctionnalités d'arxim par des procédures internes au code fortran, il a paru plus pratique de développer des programmes externes dans un langage de script, en l'occurrence python, plus facile à mettre en œuvre qu'un langage à compilation séparée comme fortran.</text:p>
      <text:p text:style-name="P15">Certaines des méthodes développées ici pourront être ensuite ré-implémentées en fortran pour résoudre plus efficacement certains problèmes (diagrammes T-P par exemple).</text:p>
      <text:p text:style-name="P11">Les scripts python proposés ici ont été développés avec <text:span text:style-name="T36">python 2.7</text:span>. L<text:span text:style-name="T81">a</text:span> <text:span text:style-name="T81">seule </text:span>librairie non standard utilisée <text:span text:style-name="T81">est</text:span> <text:span text:style-name="T36">matplotlib</text:span>.</text:p>
      <text:h text:style-name="Heading_20_3" text:outline-level="3">développements en cours</text:h>
      <text:p text:style-name="P2">Les nouveaux développements ont donc porté surtout sur ces scripts python, mais Arxim a été aussi amendé pour faciliter les échanges avec un script externe: on a ajouté des procédures d'écriture "compacte" des résultats du calcul, pour simplifier l'accès du script externe aux résultats du calcul arxim. On a aussi remis en fonction la possibilité de renseigner le mode de calcul (SPC, EQU, ou GEM) en argument de la ligne de commande. <text:span text:style-name="T52">Le lancement d'arxim par la fonction python </text:span><text:span text:style-name="T44">os.system</text:span><text:span text:style-name="T52"> s'effectue ainsi avec trois arguments: le chemin du script arxim, <text:s/>le niveau de débogage, et le mode de calcul (SPC, GEM).</text:span> <text:span text:style-name="T52">Le niveau de débogage doit être 1, pour que les dialogues écran-clavier soient désactivés lors du run. </text:span>Dans les scripts réalisés jusqu'ici, arxim est appelé seulement en mode de calcul ponctuel; il pourra être intéressant à terme d'intégrer aussi des calculs de type PATH, <text:span text:style-name="T58">qui, pour diverses raisons, seraient a priori plus rapides.</text:span></text:p>
      <text:p text:style-name="P2">Les scripts actuellement disponibles permettent de réaliser:</text:p>
      <text:p text:style-name="P3">- des diagrammes binaires de type pH - Eh (ou pH - log(fO2)) en mode <text:span text:style-name="T36">SPC</text:span> <text:soft-page-break/>(spéciation), représentant l'espèce la plus abondante, <text:span text:style-name="T27">à T,P donnés et pour des quantités totales données d'un ou plusieurs éléments</text:span>.</text:p>
      <text:p text:style-name="P2">- des diagrammes <text:span text:style-name="T27">de phase</text:span>, calculés en mode <text:span text:style-name="T36">GEM</text:span>, qui <text:span text:style-name="T27">"</text:span>cartographient<text:span text:style-name="T27">", pour des quantités données de constituants inertes,</text:span> les champs de stabilité des assemblages de phase en fonction des activités de deux constituants <text:span text:style-name="T28">mobiles</text:span> <text:span text:style-name="T27">ou en fonction de la température et la pression (mais pas, pour l'instant, en espace température - activité).</text:span></text:p>
      <text:p text:style-name="P4">Dans le premier cas, Arxim est appelé pour calculer la spéciation de la solution aqueuse <text:span text:style-name="T28">et écrire </text:span>la composition de la solution <text:span text:style-name="T28">dans un fichier (</text:span><text:span text:style-name="T45">tmp_spc_mole.dat</text:span><text:span text:style-name="T28">)</text:span>, <text:span text:style-name="T80">que </text:span>le script <text:span text:style-name="T80">python </text:span>lit pour trouver l'espèce solutée la plus abondante. Dans les autres cas, Arxim est appelé pour calculer la composition du système à l'équilibre et <text:span text:style-name="T58">l'</text:span>écrire <text:span text:style-name="T28">dans</text:span> un fichier <text:span text:style-name="T28">(</text:span><text:span text:style-name="T45">tmp_gem.tab</text:span><text:span text:style-name="T28">) qui sera relu par le script.</text:span></text:p>
      <text:p text:style-name="P6">Les fichiers temporaires (<text:span text:style-name="T43">tmp_*</text:span>) peuvent également être relus par Arxim <text:span text:style-name="T81">(niveau 1, à fixer par </text:span><text:span text:style-name="T46">sDebug</text:span><text:span text:style-name="T81">) </text:span>pour servir de données initiales au point de calcul suivant, <text:span text:style-name="T31">ce qui doit (ou devrait) accélérer</text:span> le calcul de spéciation. <text:span text:style-name="T80">(cet aspect n'est apparemment pas au point, en cas de problème faire le calcul avec </text:span><text:span text:style-name="T47">sDebug="2"</text:span><text:span text:style-name="T80">)</text:span></text:p>
      <text:p text:style-name="P5">Pour ces différents types de diagrammes, le schéma d<text:span text:style-name="T28">u script</text:span> est <text:span text:style-name="T28">similaire</text:span>. On commence par un calcul point par point sur une grille (x,y) de résolution donnée, relativement large, qui donne une <text:span text:style-name="T28">première image</text:span> de la répartition des différents domaines (nature de l'espèce la plus abondante, en mode SPC, ou assemblage de phase, en GEM), et qui permet de localiser les couples de points (p1,p2) rele<text:span text:style-name="T28">v</text:span>ant de deux domaines distincts. Les <text:span text:style-name="T29">limit</text:span>es <text:span text:style-name="T29">des</text:span> domaines sont ensuite précisées par dichotomies successives (suivant x pour les couples de même <text:span text:style-name="T29">y</text:span>, ou y pour les couples de même <text:span text:style-name="T29">x</text:span>). On peut faire ce raffinement séparément, après le calcul initial de tous les points de la grille, ou au fur et à mesure qu'on trouve un point dont un voisin direct déjà traité n'est pas du même domaine. La deuxième approche est a priori plus rapide quand arxim peut travailler en "war<text:span text:style-name="T68">m</text:span> resta<text:span text:style-name="T68">r</text:span>t", et c'est le cas en mode SPC (et en GEM en l'absence de mélanges susceptibles de démixion), mais les premiers tests ne montrent pas de différences significatives de temps de calcul. <text:span text:style-name="T32">Le raffinement est effectué de la manière suivante: si le milieu du segment p1-p2 appartient au même domaine que p1, le calcul suivant se fera avec ce point milieu comme nouveau point p1; inversement, si le milieu de p1-p2 tombe dans le domaine de p2, il sera le nouveau point p2 à l'itération suivante. L'itération s'arrête quand la distance p1-p2 passe en dessous d'un seuil de tolérance donné par l'utilisateur.</text:span></text:p>
      <text:p text:style-name="P7">Il peut arriver, quand la maille de la grille de calcul est <text:span text:style-name="T34">plus</text:span> large <text:span text:style-name="T34">qu'un domaine</text:span>, qu<text:span text:style-name="T33">'entre les domaines 1 et 2 des points p1 et p2, un domaine 3 distinct à la fois de 1 et 2 soit en fait présent. On repart alors sur deux procédures de raffinement qui fournissent en général, au lieu d'un seul point de la frontière 1=2, deux points, l'un sur la frontière 1=3, l'autre sur 2=3. On ne peut exclure qu'on ne trouve encore un nouveau domaine lors de ces raffinements de deuxième degré, mais ce point n'est pour l'instant pas traité.</text:span></text:p>
      <text:p text:style-name="P2">Les listes, <text:span text:style-name="T30">gérées de manière dynamique en python, et les</text:span> tuples (type de variable <text:span text:style-name="T30">python </text:span>pour gérer des collections d'objets hétérogènes) permettent de gérer assez simplement les li<text:span text:style-name="T58">mites</text:span> <text:span text:style-name="T58">entre </text:span>les différents domaines. <text:span text:style-name="T31">On commence par une liste globale à laquelle, c</text:span>haque fois qu'on rencontre un nouveau poi<text:span text:style-name="T30">nt</text:span> de changement de domaine, on ajoute un "tuple" qui contient les coordonnées du point et un code décrivant le changement de domaine. Il suffit ensuite de <text:span text:style-name="T30">relire cette liste pour en extraire les listes correspondant aux différents changements de domaine répertoriés au fur et à mesure du balayage de la grille de départ.</text:span></text:p>
      <text:h text:style-name="P61" text:outline-level="3"><text:span text:style-name="T63">m</text:span>ise en œuvre</text:h>
      <text:p text:style-name="P8">Concernant le script arxim (fichier <text:span text:style-name="T43">.inn</text:span> décrivant le système, la base de données, etc), le principal aménagement par rapport au script utilisé pour un run arxim classique consiste à <text:span text:style-name="T51">écrire</text:span> dans un fichier à part ("fichier include") le bloc sur lequel <text:soft-page-break/>le script python doit inte<text:span text:style-name="T50">r</text:span>venir.</text:p>
      <text:p text:style-name="P23">Pour la construction de diagrammes d'espèces dominantes en solution aqueuse (mode SPC), ainsi que pour les diagrammes de phase dans l'espace T,P, c'est le bloc SYSTEM que <text:span text:style-name="T63">le script python</text:span> modifie à chaque pas de calcul<text:span text:style-name="T20">, car c'est lui qui permet de définir les contraintes de pH ou de redox, la pression, la température.</text:span></text:p>
      <text:p text:style-name="P28"><text:span text:style-name="T1">Pour la construction de diagrammes de phase</text:span><text:span text:style-name="T2">s</text:span><text:span text:style-name="T1"> </text:span><text:span text:style-name="T2">en fonction des activités de constituants mobiles </text:span><text:span text:style-name="T3">(équivalents à des "diagrammes en potentiels")</text:span><text:span text:style-name="T2">, </text:span><text:span text:style-name="T12">c'est un bloc SPECIES que l'on devra modifier.</text:span><text:span text:style-name="T2"> </text:span></text:p>
      <text:p text:style-name="P8">Par exemple, <text:span text:style-name="T42">pour construire un diagramme pH – redox, le</text:span> <text:span text:style-name="T41">script de calcul de spéciation standard comprend au minimum les blocs suivants:</text:span></text:p>
      <text:p text:style-name="TextInfo">SYSTEM</text:p>
      <text:p text:style-name="TextInfo"><text:s text:c="2"/>TDGC 25.</text:p>
      <text:p text:style-name="TextInfo"><text:s text:c="2"/>FE MOLE FE+3 <text:s/>1E-3</text:p>
      <text:p text:style-name="TextInfo"><text:s text:c="2"/>H<text:tab/>PK<text:tab/>H+ 2</text:p>
      <text:p text:style-name="TextInfo"><text:s text:c="2"/>OX<text:tab/>PK<text:tab/>O2(G) 3</text:p>
      <text:p text:style-name="TextInfo">END</text:p>
      <text:p text:style-name="TextInfo">INCLUDE dtb/elements.dtb</text:p>
      <text:p text:style-name="TextInfo">INCLUDE dtb/logk_eq36_hkf.dtb</text:p>
      <text:p text:style-name="TextInfo">../..</text:p>
      <text:p text:style-name="P19"><text:span text:style-name="T84">Il </text:span>est réécrit comme suit:</text:p>
      <text:p text:style-name="P49">INCLUDE inn/a5a3_fe_ox.include</text:p>
      <text:p text:style-name="P44">INCLUDE dtb/elements.dtb</text:p>
      <text:p text:style-name="P44">INCLUDE dtb/logk_eq36_hkf.dtb</text:p>
      <text:p text:style-name="P44">../..</text:p>
      <text:p text:style-name="P18"><text:span text:style-name="T41">le bloc SYSTEM <text:s/>étant</text:span> écrit sur un fichier séparé:</text:p>
      <text:p text:style-name="TextInfo">!! <text:span text:style-name="T49">file path: </text:span><text:span text:style-name="T40">inn/a5a3_fe_ox.include</text:span></text:p>
      <text:p text:style-name="TextInfo">SYSTEM</text:p>
      <text:p text:style-name="TextInfo"><text:s text:c="2"/>TDGC 25.</text:p>
      <text:p text:style-name="TextInfo"><text:s text:c="2"/>FE MOLE FE+3 <text:s/>1E-3</text:p>
      <text:p text:style-name="TextInfo"><text:s text:c="2"/>H <text:s/>PK <text:s text:c="2"/>H+ <text:s text:c="3"/>2</text:p>
      <text:p text:style-name="TextInfo"><text:s text:c="2"/>OX PK <text:s text:c="2"/>O2(G) 3</text:p>
      <text:p text:style-name="TextInfo">END</text:p>
      <text:p text:style-name="P18">Par défaut, le nom du fichier (i.e. le chemin relatif au répertoire de travail du script python) est celui du script arxim maître dans lequel le suffixe <text:span text:style-name="T43">.inn</text:span> est remplacé par <text:span text:style-name="T43">.include</text:span>.</text:p>
      <text:h text:style-name="Heading_20_3" text:outline-level="3"><text:span text:style-name="T2">d</text:span><text:span text:style-name="T1">iagrammes de prédominance en solution aqueuse</text:span></text:h>
      <text:p text:style-name="TextInfo"><text:span text:style-name="T37">script python</text:span><text:span text:style-name="T64">: test/</text:span>script/<text:span text:style-name="T36">arxim_map_dominant.py</text:span></text:p>
      <text:p text:style-name="P29"><text:span text:style-name="T13">Ce script est dédié à</text:span><text:span text:style-name="T1"> la construction d'un diagramme classique de prédominance des différentes espèces du fer en fonction du pH et de l'activité de l'oxygène.</text:span></text:p>
      <text:p text:style-name="P9">Il fait appel au script arxim suivant:</text:p>
      <text:p text:style-name="P16">fichier inn/map1a_fe_ox.inn</text:p>
      <text:p text:style-name="TextInfo">INCLUDE inn/map1a_fe_ox.include</text:p>
      <text:p text:style-name="TextInfo"/>
      <text:p text:style-name="TextInfo">INCLUDE dtb/elements.dtb</text:p>
      <text:p text:style-name="TextInfo">INCLUDE dtb/logk_eq36_hkf.dtb</text:p>
      <text:p text:style-name="TextInfo">SOLVENT</text:p>
      <text:p text:style-name="TextInfo"><text:s text:c="2"/>MODEL DAV_1 !DH1 !</text:p>
      <text:p text:style-name="TextInfo">END</text:p>
      <text:p text:style-name="P10">Le bloc include définit le système:</text:p>
      <text:p text:style-name="TextInfo">SYSTEM</text:p>
      <text:p text:style-name="TextInfo"><text:soft-page-break/><text:s text:c="2"/>TDGC 25.</text:p>
      <text:p text:style-name="TextInfo"><text:s text:c="2"/>FE <text:s/>MOLE FE+3 <text:s/>1E-3</text:p>
      <text:p text:style-name="TextInfo"><text:s text:c="2"/>H <text:s text:c="2"/>PK <text:s text:c="2"/>H+ <text:s text:c="3"/>13</text:p>
      <text:p text:style-name="TextInfo"><text:s text:c="2"/>OX <text:s/>PK <text:s text:c="2"/>O2(G) 4</text:p>
      <text:p text:style-name="TextInfo">END</text:p>
      <text:p text:style-name="P30">et les paramètres variables sont définis dans le script python:</text:p>
      <text:p text:style-name="TextInfo">lisX= ["H"]</text:p>
      <text:p text:style-name="P45">lisY= ["OX"]</text:p>
      <text:p text:style-name="P47">iKeyword= 0</text:p>
      <text:p text:style-name="P47">iValue= <text:s text:c="2"/>3</text:p>
      <text:p text:style-name="P30">Ce qui signifie qu'on fera varier suivant x la ligne contenant le mot "H" en position 0 (en python, l'indexation des listes et autres tableaux commence à zéro), et en y <text:s/>la ligne contenant le mot "<text:span text:style-name="T65">OX</text:span>" en position 0 … <text:span text:style-name="T65">La ligne "FE" n'est pas modifiée: la quantité totale de Fer dans le système est de 1 millimole.</text:span></text:p>
      <text:p text:style-name="P31">Les paramètres que l'utilisateur.e est susceptible de modifier sont pour l'essentiel dans le bloc dénoté "input file":</text:p>
      <text:p text:style-name="TextInfo">#------------------------------------------------------------input files</text:p>
      <text:p text:style-name="TextInfo">fInn= "inn/map1a_fe_ox.inn"</text:p>
      <text:p text:style-name="TextInfo"/>
      <text:p text:style-name="TextInfo">lisX= ["H"]</text:p>
      <text:p text:style-name="TextInfo">lisY= ["OX"]</text:p>
      <text:p text:style-name="TextInfo"/>
      <text:p text:style-name="TextInfo">Xmin,Xmax,Xdelta= 1., 13., 1.</text:p>
      <text:p text:style-name="TextInfo">tol_x= 0.02</text:p>
      <text:p text:style-name="TextInfo"/>
      <text:p text:style-name="TextInfo">Ymin,Ymax,Ydelta= 40., 4., 2.</text:p>
      <text:p text:style-name="TextInfo">tol_y= 0.02</text:p>
      <text:p text:style-name="TextInfo">#----------------------------------------------------------//input files</text:p>
      <text:p text:style-name="P31">Le diagramme obtenu est disponible à l'adresse suivante:</text:p>
      <text:p text:style-name="P31">https://github.com/moutte/arxxim/blob/master/test/<text:span text:style-name="T75">png</text:span>/map1a_fe_ox.png</text:p>
      <table:table table:name="Table1" table:style-name="Table1">
        <table:table-column table:style-name="Table1.A"/>
        <table:table-row>
          <table:table-cell table:style-name="Table1.A1" office:value-type="string">
            <text:p text:style-name="P51"><draw:frame draw:style-name="fr1" draw:name="Image1" text:anchor-type="paragraph" svg:width="12.7cm" svg:height="9.525cm" draw:z-index="0"><draw:image xlink:href="Pictures/10000201000003200000025812DB216700BDA7AF.png" xlink:type="simple" xlink:show="embed" xlink:actuate="onLoad"/></draw:frame></text:p>
          </table:table-cell>
        </table:table-row>
        <table:table-row>
          <table:table-cell table:style-name="Table1.A2" office:value-type="string">
            <text:p text:style-name="P51"/>
          </table:table-cell>
        </table:table-row>
      </table:table>
      <text:p text:style-name="P32">On obtient bien la topologie générale de ce type de diagramme, <text:span text:style-name="T66">avec d</text:span>es limites <text:soft-page-break/>entre différents domaines de prédominance localisées avec une précision suffisante par la fonction de raffinage, <text:span text:style-name="T66">mais il faudrait un traitement supplémentaire des extrémités de lignes pour avoir un diagramme complet.</text:span></text:p>
      <text:p text:style-name="P33">Un test avec une grille de départ plus large montre l'importance du choix de la maille de départ. Si, au lieu de</text:p>
      <text:p text:style-name="TextInfo">Xmin,Xmax,Xdelta= 1., 13., 1.</text:p>
      <text:p text:style-name="P33">on choisit</text:p>
      <text:p text:style-name="TextInfo">Xmin,Xmax,<text:span text:style-name="T36">Xdelta</text:span>= <text:span text:style-name="T67">2</text:span>., 1<text:span text:style-name="T67">2</text:span>., 2.</text:p>
      <text:p text:style-name="P33">on va manquer certains champs, et certaines limites ne sont pas repérées:</text:p>
      <table:table table:name="Table2" table:style-name="Table2">
        <table:table-column table:style-name="Table2.A"/>
        <table:table-row>
          <table:table-cell table:style-name="Table2.A1" office:value-type="string">
            <text:p text:style-name="P51"><draw:frame draw:style-name="fr1" draw:name="Image2" text:anchor-type="paragraph" svg:width="12.7cm" svg:height="9.525cm" draw:z-index="1"><draw:image xlink:href="Pictures/100002010000032000000258BD262026D38DB4DF.png" xlink:type="simple" xlink:show="embed" xlink:actuate="onLoad"/></draw:frame></text:p>
          </table:table-cell>
        </table:table-row>
        <table:table-row>
          <table:table-cell table:style-name="Table2.A2" office:value-type="string">
            <text:p text:style-name="P51"/>
          </table:table-cell>
        </table:table-row>
      </table:table>
      <text:p text:style-name="P40">Les calculs arxim sont fait en mode SPC, donc en spéciation de la phase aqueuse, sans s'intéresser aux sursaturations éventuelles vis-à-vis de phases solides. Il est prévu, dans un deuxième temps, <text:span text:style-name="T82">de </text:span>faire apparaître les domaines de <text:span text:style-name="T79">sursaturations</text:span> de phase<text:span text:style-name="T79">s</text:span> <text:span text:style-name="T82">non-aqueuses, soit en récupérant les taux de saturation des minéraux et gaz par rapport à la solution aqueuse, soit en </text:span>travaill<text:span text:style-name="T82">ant</text:span> en mode EQU.</text:p>
      <text:p text:style-name="P41">Les diagrammes présentés ici montrent l<text:span text:style-name="T79">'</text:span>espèce l<text:span text:style-name="T79">a</text:span> plus abondante dans les différents domaines. On peut aussi carter les domaines suivant la nature de l'espèce dont l'activité est la plus élevée. Dans le cas présent, les diagrammes résultants seront pratiquement identiques, <text:span text:style-name="T79">qu'il s'agisse d'activité ou d'abondance</text:span>. Le switch entre abondance et activité s'effectue au niveau du ch<text:span text:style-name="T79">o</text:span>ix du fichier de résultats arxim qui est lu par python:</text:p>
      <text:p text:style-name="TextInfo">fResult= "tmp_species_mole.dat"</text:p>
      <text:p text:style-name="P41">pour représenter les espèces dominantes en abondance,</text:p>
      <text:p text:style-name="TextInfo">fResult= "tmp_species_lact.dat"</text:p>
      <text:p text:style-name="P41">pour représenter les espèces d<text:span text:style-name="T78">ont l'</text:span>activité <text:span text:style-name="T78">est la plus élevée.</text:span></text:p>
      <text:p text:style-name="P41"/>
      <text:p text:style-name="P14"/>
      <text:h text:style-name="P63" text:outline-level="3"><text:span text:style-name="T2">d</text:span><text:span text:style-name="T1">iagrammes de phase en température – pression</text:span></text:h>
      <text:p text:style-name="P46"><text:span text:style-name="T37">script python</text:span><text:span text:style-name="T64">: test/</text:span>script/<text:span text:style-name="T36">arxim_map_</text:span><text:span text:style-name="T38">tp</text:span><text:span text:style-name="T36">.py</text:span></text:p>
      <text:p text:style-name="P11">Les principales différences par rapport au cas précédents concernent le mode de calcul arxim, qui est GEM et non SPC, et les indices utilisés pour ré-écrire le bloc SYSTEM en fonction des valeurs des paramètres TDGC et PBAR.</text:p>
      <text:p text:style-name="P34"><text:span text:style-name="T16">Le script python </text:span><text:span text:style-name="T25">arxim_map_</text:span><text:span text:style-name="T26">tp</text:span><text:span text:style-name="T25">.py</text:span> fait appel <text:span text:style-name="T70">au script arxim suivant</text:span></text:p>
      <text:p text:style-name="P17">inn/map3a_tp.inn:</text:p>
      <text:p text:style-name="TextInfo">INCLUDE dtb\elements.dtb</text:p>
      <text:p text:style-name="TextInfo">INCLUDE dtb\hsvthr_thcalc_db55_min.tab</text:p>
      <text:p text:style-name="TextInfo">INCLUDE inn/map3a_tp.include</text:p>
      <text:p text:style-name="P35">qui fait appel au fichier include pour définir le système:</text:p>
      <text:p text:style-name="TextInfo">SYSTEM.GEM</text:p>
      <text:p text:style-name="TextInfo"><text:s text:c="2"/>TDGC <text:s/>900</text:p>
      <text:p text:style-name="TextInfo"><text:s text:c="2"/>PBAR <text:s/>6500</text:p>
      <text:p text:style-name="TextInfo"><text:s text:c="2"/>SIO2 <text:s text:c="2"/>SiO2 <text:s/>1.0</text:p>
      <text:p text:style-name="TextInfo"><text:s text:c="2"/>AL2O3 <text:s/>Al2O3 1.0</text:p>
      <text:p text:style-name="TextInfo">END</text:p>
      <text:p text:style-name="P35">remarque: dans ce fichier SIO2 et AL2O3 sont les noms des constituants (on aurait pu écrire 'silice' et 'alumine') alors que SiO2 et Al2O3 décrivent les stœchiométries (et sont donc "case-sensitive").</text:p>
      <text:p text:style-name="P35">Du fait des différences de format entre les blocs SYSTEM pour système aqueux et les blocs SYSTEM.GEM pour GEM, les valeurs des index sont différentes:</text:p>
      <text:p text:style-name="TextInfo">iKeyword= 0</text:p>
      <text:p text:style-name="TextInfo">iValue= <text:s text:c="2"/>1 </text:p>
      <text:p text:style-name="P35">mais n'ont pas à être modifiées par l'utilisateur. De même, les instructions</text:p>
      <text:p text:style-name="TextInfo">lisX= ["TDGC"]</text:p>
      <text:p text:style-name="TextInfo">lisY= ["PBAR"]</text:p>
      <text:p text:style-name="P35">ne vont pas changer.</text:p>
      <text:p text:style-name="P35">L'utilisateur devra seulement définir le domaine T,P à explorer, la dimension de la maille (Xdelta, Ydelta) et la précision de l'affinage (<text:span text:style-name="T71">Xtol</text:span>,<text:span text:style-name="T71">Ytol</text:span>):</text:p>
      <text:p text:style-name="TextInfo">Xmin,Xmax,Xdelta,Xtol= 300., 900., <text:s text:c="2"/>50., <text:s/>5.</text:p>
      <text:p text:style-name="TextInfo">Ymin,Ymax,Ydelta,Ytol= 500., 6500., 500., 10.</text:p>
      <text:p text:style-name="P38">Le résultat (figure ci-dessous) montre qu'<text:span text:style-name="T72">ici aussi </text:span>on peut avoir<text:span text:style-name="T72"> besoin d'une procédure additionnelle de "prolongement des lignes", comme par exemple celle utilisée par C. de Capitani dans DOMINO.</text:span></text:p>
      <text:p text:style-name="P37"/>
      <table:table table:name="Table3" table:style-name="Table3">
        <table:table-column table:style-name="Table3.A"/>
        <text:soft-page-break/>
        <table:table-row>
          <table:table-cell table:style-name="Table3.A1" office:value-type="string">
            <text:p text:style-name="P51"><draw:frame draw:style-name="fr1" draw:name="Image3" text:anchor-type="paragraph" svg:width="12.7cm" svg:height="12.7cm" draw:z-index="7"><draw:image xlink:href="Pictures/100002010000025800000258E23E64EEEE0F589E.png" xlink:type="simple" xlink:show="embed" xlink:actuate="onLoad"/></draw:frame></text:p>
          </table:table-cell>
        </table:table-row>
        <table:table-row>
          <table:table-cell table:style-name="Table3.A2" office:value-type="string">
            <text:p text:style-name="P51"/>
          </table:table-cell>
        </table:table-row>
      </table:table>
      <text:p text:style-name="P36"/>
      <text:p text:style-name="P35"/>
      <text:h text:style-name="P62" text:outline-level="3"/>
      <text:h text:style-name="P64" text:outline-level="3"><text:span text:style-name="T2">d</text:span><text:span text:style-name="T1">iagrammes </text:span><text:span text:style-name="T14">de phase</text:span><text:span text:style-name="T1"> en potentiels d'espèces mobiles</text:span></text:h>
      <text:p text:style-name="P28"><text:span text:style-name="T1">Pour la construction de diagrammes de phase</text:span><text:span text:style-name="T2">s</text:span><text:span text:style-name="T1"> </text:span><text:span text:style-name="T2">en fonction des activités de deux constituants mobiles </text:span><text:span text:style-name="T3">(équivalents à des "diagrammes en potentiels")</text:span><text:span text:style-name="T2">, </text:span><text:span text:style-name="T12">on ne modifie pas le système, mais les données thermodynamiques, c'est à dire un bloc SPECIES. A la différence du bloc SYSTEM, qui n'est lu qu'une fois, </text:span><text:span text:style-name="T21">dans un run arxim,</text:span><text:span text:style-name="T12"> pour un calcul SPC, EQU ou GEM, les données thermodynamiques peuvent être réparties sur plusieurs blocs SPECIES. On peut donc mettre dans un bloc SPECIES spécifique les espèces dont les paramètres doivent être modifiés, les données constantes étant dans d'a</text:span><text:span text:style-name="T15">u</text:span><text:span text:style-name="T12">tres blocs SPECIES.</text:span></text:p>
      <text:p text:style-name="P42"><text:span text:style-name="T12">O</text:span><text:span text:style-name="T1">n a d'abord essayé de calculer ce type de diagramme avec une approche LMA, en mode EQU, avec des contraintes de type MOBILE sur les axes x et y, mais il est apparu que la minimisation globale (mode GEM) permettait d’explorer un domaine plus large d'activités des constituants mobiles.</text:span></text:p>
      <text:p text:style-name="P28"><text:span text:style-name="T12">O</text:span><text:span text:style-name="T3">n fait </text:span><text:span text:style-name="T18">donc </text:span><text:span text:style-name="T3">appel à la fonction arxim GEM, </text:span><text:span text:style-name="T21">alors même que ce mode</text:span><text:span text:style-name="T3">, à la différence de SPC ou EQU, ne prévoit pas la définition de constituants mobiles au niveau du bloc SYSTEM. </text:span><text:span text:style-name="T21">Aussi, p</text:span><text:span text:style-name="T4">our fixer l'activité d'un constituant à un niveau donné, on défini</text:span><text:span text:style-name="T5">t</text:span><text:span text:style-name="T4"> une phase </text:span><text:span text:style-name="T7">fictive</text:span><text:span text:style-name="T5"> </text:span><text:span text:style-name="T21">qui en a la </text:span><text:span text:style-name="T5">stœchiométrie et l'on </text:span><text:span text:style-name="T6">met un excès de ce constituant dans le système. <text:s/></text:span><text:span text:style-name="T7">D'autre part, au lieu de modifier le bloc SYSTEM, ce sont les données thermodynamiques de </text:span><text:span text:style-name="T21">ce</text:span><text:span text:style-name="T7">s </text:span><text:span text:style-name="T18">phases</text:span><text:span text:style-name="T7"> mobiles </text:span><text:span text:style-name="T18">(fictives)</text:span><text:span text:style-name="T7"> que l'on modifie.</text:span></text:p>
      <text:p text:style-name="P21"><text:span text:style-name="T1">Dans le cas test </text:span><text:span text:style-name="T12">(fichiers </text:span><text:span text:style-name="T23">map2a_activ.inn</text:span><text:span text:style-name="T12"> et </text:span><text:span text:style-name="T23">map2b_activ.inn</text:span><text:span text:style-name="T12">)</text:span><text:span text:style-name="T1">, qui concerne le système classique </text:span><text:span text:style-name="T11">KSAOH</text:span><text:span text:style-name="T1"> </text:span><text:span text:style-name="T11">(</text:span><text:span text:style-name="T1">K</text:span><text:span text:style-name="T56">2</text:span><text:span text:style-name="T1">O-SiO</text:span><text:span text:style-name="T56">2</text:span><text:span text:style-name="T1">-Al</text:span><text:span text:style-name="T56">2</text:span><text:span text:style-name="T1">O</text:span><text:span text:style-name="T56">3</text:span><text:span text:style-name="T1">-H</text:span><text:span text:style-name="T56">2</text:span><text:span text:style-name="T1">O</text:span><text:span text:style-name="T11">)</text:span><text:span text:style-name="T1">, en présence de H</text:span><text:span text:style-name="T56">2</text:span><text:span text:style-name="T1">O en excès, </text:span><text:span text:style-name="T19">le constituant </text:span><text:span text:style-name="T1">Al</text:span><text:span text:style-name="T56">2</text:span><text:span text:style-name="T1">O</text:span><text:span text:style-name="T56">3</text:span><text:span text:style-name="T1"> </text:span><text:span text:style-name="T19">étant </text:span><text:span text:style-name="T1">inerte et SiO</text:span><text:span text:style-name="T56">2</text:span><text:span text:style-name="T1"> et KOH mobiles, </text:span><text:span text:style-name="T9">on a d'une part </text:span><text:span text:style-name="T8">le système suivant</text:span><text:span text:style-name="T9">, défini dans </text:span><text:span text:style-name="T8">le script maître, </text:span><text:span text:style-name="T10">et qui n'est </text:span><text:span text:style-name="T19">donc </text:span><text:span text:style-name="T10">pas modifié</text:span><text:span text:style-name="T8">:</text:span></text:p>
      <text:p text:style-name="TextInfo">SYSTEM.GEM</text:p>
      <text:p text:style-name="TextInfo"><text:s text:c="2"/>H2O <text:s text:c="3"/>H2O <text:s text:c="2"/>1000.</text:p>
      <text:p text:style-name="TextInfo"><text:s text:c="2"/>KOH <text:s text:c="3"/>KOH <text:s text:c="2"/>1000.</text:p>
      <text:p text:style-name="TextInfo"><text:s text:c="2"/>SIO2 <text:s text:c="2"/>SiO2 <text:s/>1000.</text:p>
      <text:p text:style-name="TextInfo"><text:s text:c="2"/>AL <text:s text:c="4"/>Al2O3 0.1</text:p>
      <text:p text:style-name="TextInfo">END</text:p>
      <text:p text:style-name="P20"><text:span text:style-name="T8">et </text:span><text:span text:style-name="T9">d'autre part le</text:span><text:span text:style-name="T8"> bloc SPECIES suivant </text:span><text:span text:style-name="T9">(fichier </text:span><text:span text:style-name="T22">include</text:span><text:span text:style-name="T9"> appelé par le script arxim maître)</text:span><text:span text:style-name="T8">, </text:span><text:span text:style-name="T9">qui va être modifié</text:span><text:span text:style-name="T8"> </text:span><text:span text:style-name="T9">à chaque </text:span><text:span text:style-name="T8">itératio</text:span><text:span text:style-name="T9">n sur le potentiel de SiO2 ou sur celui de KOH</text:span><text:span text:style-name="T8">:</text:span></text:p>
      <text:p text:style-name="TextInfo">SPECIES</text:p>
      <text:p text:style-name="TextInfo"><text:s text:c="2"/>MIN <text:s/><text:span text:style-name="T53">FICTIVE <text:s/></text:span><text:span text:style-name="T36">SIO2_BUFF</text:span> <text:s/>SI(1)O(2) <text:s text:c="4"/>2700. <text:s/><text:span text:style-name="T53">0.</text:span></text:p>
      <text:p text:style-name="TextInfo"><text:s text:c="2"/>MIN <text:s/><text:span text:style-name="T53">FICTIVE <text:s/></text:span><text:span text:style-name="T36">KOH_BUFF</text:span> <text:s text:c="2"/>K(1)O(1)H(1) <text:s/>2700. <text:s/><text:span text:style-name="T53">0.</text:span></text:p>
      <text:p text:style-name="TextInfo">END</text:p>
      <text:p text:style-name="P22"><text:span text:style-name="T54">C</text:span>e fichier <text:span text:style-name="T43">include</text:span> <text:span text:style-name="T54">est modifié</text:span> <text:span text:style-name="T54">par </text:span>le script <text:span text:style-name="T59">python</text:span> au niveau de la dernière valeur de la ligne SIO2_BUFF ou <text:s/>KOH_BUFF, qui donne le logK (décimal) de la <text:span text:style-name="T54">réaction de formation de l'espèce (en l'occurrence une phase pure) en question.</text:span></text:p>
      <text:p text:style-name="P24"><text:span text:style-name="T60">Contrairement à ce qu'affirment </text:span>certains inconditionnels de l'approche GEM (par exemple Kulik, qui gère le programme GEM-PSI de Karpov), celle ci <text:span text:style-name="T60">ne demande pas nécessairement que </text:span>l'on dispose <text:span text:style-name="T83">d'une base classique de type "HSV"</text:span> des énergies libres de formation des espèces <text:span text:style-name="T83">à partir des éléments</text:span>, <text:span text:style-name="T60">elle peut aussi bien se pratiquer </text:span>avec <text:span text:style-name="T77">les</text:span> base<text:span text:style-name="T77">s</text:span> en logK <text:span text:style-name="T60">d'usage courant dans les approches LMA (law of mass action). Une base de logK de réactions entre espèces peut en effet toujours se transposer en une base d'énergies de formation (au facteur RT près) à partir d'un jeu d'espèces choisies comme primaires.</text:span></text:p>
      <text:p text:style-name="P25">L'utilisation d'une base <text:span text:style-name="T60">en </text:span>logK a <text:s/>l'avantage, pour les diagrammes qui nous intéressent, de <text:span text:style-name="T60">"graduer" directement les axes des </text:span>potentiels <text:span text:style-name="T60">des constituants mobiles</text:span> <text:span text:style-name="T60">en logs d'activité</text:span>. <text:span text:style-name="T61">Par contre, si on part d'une base "HSV", on doit commencer par construire une base de logK adéquate avant de lancer le script de </text:span><text:soft-page-break/><text:span text:style-name="T61">construction du diagramme. </text:span></text:p>
      <text:p text:style-name="P25"><text:span text:style-name="T61">Dans le cas test sur le système KSAOH, la base de données a été construite à partir de la base logK llnl.dat de Phreeqc 3.37 avec H</text:span><text:span text:style-name="T57">2</text:span><text:span text:style-name="T61">O, H</text:span><text:span text:style-name="T62">+</text:span><text:span text:style-name="T61">, K</text:span><text:span text:style-name="T62">+</text:span><text:span text:style-name="T61">, Al</text:span><text:span text:style-name="T62">+3</text:span><text:span text:style-name="T61">, SiO</text:span><text:span text:style-name="T57">2</text:span><text:span text:style-name="T61">(aq) comme espèces primaires. En conséquence de quoi, si le logK de l'espèce fictive KOH_BUFFER est à une valeur X, l'équilibre du système avec la phase pure KOH impose la contrainte suivante sur les activités des espèces (les activités sont notées par des []):</text:span></text:p>
      <text:p text:style-name="TextInfo">log[KOH] - { log[K+] + log[H2O] – log[H+] } = X</text:p>
      <text:p text:style-name="P26">c'est à dire, <text:span text:style-name="T83">les activités </text:span>[KOH] et [H<text:span text:style-name="T55">2</text:span>O] valant 1,</text:p>
      <text:p text:style-name="TextInfo"><text:span text:style-name="T83">co</text:span>log([K+]/[H+])= X</text:p>
      <text:p text:style-name="P27">De même, le logK de l'espèce fictive SiO2_BUFFER permet de contrôler l'activité de SiO<text:span text:style-name="T55">2</text:span>(aq) dans le système. </text:p>
      <text:p text:style-name="P48"><text:span text:style-name="T37">script python</text:span><text:span text:style-name="T64">: test/</text:span>script/<text:span text:style-name="T36">arxim_map_</text:span><text:span text:style-name="T39">activity</text:span><text:span text:style-name="T36">.py</text:span></text:p>
      <text:p text:style-name="P12">Ce script fait appel au script arxim <text:span text:style-name="T48">inn/map2b_activ.inn</text:span>, qui contient la description du système, avec H2O, KOH et SiO2 en large excès par rapport à Al2O3.</text:p>
      <text:p text:style-name="TextInfo">SYSTEM.GEM</text:p>
      <text:p text:style-name="TextInfo"><text:s text:c="2"/>TDGC <text:s text:c="2"/>25.</text:p>
      <text:p text:style-name="TextInfo"><text:s text:c="2"/>H2O <text:s text:c="3"/>H2O <text:s text:c="2"/>1000.</text:p>
      <text:p text:style-name="TextInfo"><text:s text:c="2"/>KOH <text:s text:c="3"/>KOH <text:s text:c="2"/>1000.</text:p>
      <text:p text:style-name="TextInfo"><text:s text:c="2"/>SIO2 <text:s text:c="2"/>SiO2 <text:s/>1000.</text:p>
      <text:p text:style-name="TextInfo"><text:s text:c="2"/>AL <text:s text:c="4"/>Al2O3 0.1</text:p>
      <text:p text:style-name="TextInfo">END</text:p>
      <text:p text:style-name="TextInfo"/>
      <text:p text:style-name="TextInfo">INCLUDE <text:s/>inn\map2b_activ.include</text:p>
      <text:p text:style-name="Text_20_body"><text:span text:style-name="T17">Il comprend aussi un bloc SPECIES de base de données fixes (non reproduite ici) et un appel au bloc de base de données variable </text:span><text:span text:style-name="T24">inn/map2b_activ.include</text:span>.</text:p>
      <text:p text:style-name="Text_20_body">Le <text:span text:style-name="T73">résultat du calcul est en accord avec les diagrammes trouvé dans la littérature pour ce système très souvent représenté.</text:span></text:p>
      <table:table table:name="Table4" table:style-name="Table4">
        <table:table-column table:style-name="Table4.A"/>
        <table:table-row>
          <table:table-cell table:style-name="Table4.A1" office:value-type="string">
            <text:p text:style-name="P52"><draw:frame draw:style-name="fr1" draw:name="Image4" text:anchor-type="paragraph" svg:width="12.7cm" svg:height="9.525cm" draw:z-index="2"><draw:image xlink:href="Pictures/10000201000003E8000003209A2F7B6ECE811CEA.png" xlink:type="simple" xlink:show="embed" xlink:actuate="onLoad"/></draw:frame></text:p>
          </table:table-cell>
        </table:table-row>
        <table:table-row>
          <table:table-cell table:style-name="Table4.A2" office:value-type="string">
            <text:p text:style-name="P53">25°C, base llnl tirée de phreeqc-337</text:p>
          </table:table-cell>
        </table:table-row>
      </table:table>
      <text:p text:style-name="P60">On a noté sur le diagramme uniquement les phases qui distinguent les différents <text:soft-page-break/>domaines, sachant que trois autres phases sont présentes partout: H<text:span text:style-name="T55">2</text:span>O, et les deux phases tampons SiO<text:span text:style-name="T55">2</text:span>_Buff et KOH_Buff.</text:p>
      <text:p text:style-name="P60">Sur ce cas très simple, les solutions analytiques se calculent facilement et permettent de valider l'approche numérique programmée ici. Par exemple, pour localiser la limite diaspore – kaolinite, on sait qu'elle correspond à un équilibre entre ces deux phases, donc à ΔG=0 pour la réaction</text:p>
      <text:p text:style-name="P60">Si<text:span text:style-name="T55">2</text:span>O<text:span text:style-name="T55">5</text:span>Al<text:span text:style-name="T55">2</text:span>(OH)<text:span text:style-name="T55">4</text:span> (kaol) + H<text:span text:style-name="T55">2</text:span>O (l) ↔ 2 Al(OH)<text:span text:style-name="T55">3</text:span> (diasp) + 2 SiO<text:span text:style-name="T55">2</text:span> (aq)</text:p>
      <text:p text:style-name="P60">ΔG=0 :: <text:span text:style-name="T85">µ°</text:span>(kaol) + <text:span text:style-name="T85">µ°</text:span>(H<text:span text:style-name="T55">2</text:span>O) = 2 <text:span text:style-name="T85">µ°</text:span>(diasp) + 2 { <text:span text:style-name="T85">µ°</text:span>(SiO<text:span text:style-name="T55">2</text:span>) <text:span text:style-name="T85">+ RT ln</text:span>[SiO<text:span text:style-name="T55">2</text:span>(aq)] }</text:p>
      <text:p text:style-name="P60">soit, en divisant les μ par - RT .ln10, <text:span text:style-name="T85">et notant logK= </text:span>- <text:span text:style-name="T85">µ°/ </text:span>R<text:span text:style-name="T85">T</text:span> / ln10</text:p>
      <text:p text:style-name="P60">logK(kaol) + logK(H2O) = 2 logK(diasp) + 2 { logK(SiO<text:span text:style-name="T55">2</text:span>) – log[SiO<text:span text:style-name="T55">2</text:span>(aq)] }</text:p>
      <text:p text:style-name="P60">Dans notre base de données, <text:span text:style-name="T85">à 25°C</text:span></text:p>
      <text:p text:style-name="P60">logK(H<text:span text:style-name="T55">2</text:span>O) = 0</text:p>
      <text:p text:style-name="P60">logK(SiO<text:span text:style-name="T55">2</text:span>) = 0 </text:p>
      <text:p text:style-name="P60">logK(kaol) = -6.81</text:p>
      <text:p text:style-name="P60">logK(diasp) = -7.16 <text:span text:style-name="T85">(valeur la + élevée des différents Al-hydroxydes)</text:span></text:p>
      <text:p text:style-name="P60">l'équilibre diaspore – kaolinite est <text:span text:style-name="T85">donc </text:span>réalisé pour </text:p>
      <text:p text:style-name="P60">– log[SiO<text:span text:style-name="T55">2</text:span>(aq)] = -6.81 /2 - (-7.16) = 3.75</text:p>
      <text:p text:style-name="Text_20_body">A 100°C <text:span text:style-name="T74">(à modifier dans </text:span><text:span text:style-name="T24">inn/map2b_activ.inn</text:span><text:span text:style-name="T74">)</text:span>, <text:span text:style-name="T74">les champs de stabilité se déplacent, et celui de la kaolinite se réduit, </text:span>le mêm<text:span text:style-name="T74">e script donne alors un diagramme incomplet quand on se contente d'un raffinement du premier ordre (figure du haut ci-dessous). Un raffinement du second ordre permet de retrouver le champ de la kaolinite (figure du bas), mais le nom du champ n'apparaît pas car ceux ci sont positionnés grâce au maillage initial (on calcule le centre de masse des points du maillage qui appartiennent à un domaine donné).</text:span></text:p>
      <table:table table:name="Table5" table:style-name="Table5">
        <table:table-column table:style-name="Table5.A"/>
        <table:table-row>
          <table:table-cell table:style-name="Table5.A1" office:value-type="string">
            <text:p text:style-name="P51"><draw:frame draw:style-name="fr1" draw:name="Image5" text:anchor-type="paragraph" svg:width="12.7cm" svg:height="9.525cm" draw:z-index="3"><draw:image xlink:href="Pictures/10000201000003E80000032090645036D512892C.png" xlink:type="simple" xlink:show="embed" xlink:actuate="onLoad"/></draw:frame></text:p>
          </table:table-cell>
        </table:table-row>
        <text:soft-page-break/>
        <table:table-row>
          <table:table-cell table:style-name="Table5.A2" office:value-type="string">
            <text:p text:style-name="P51"><draw:frame draw:style-name="fr1" draw:name="Image8" text:anchor-type="paragraph" svg:width="12.7cm" svg:height="9.525cm" draw:z-index="6"><draw:image xlink:href="Pictures/10000201000003E80000032064D3B401EABA2212.png" xlink:type="simple" xlink:show="embed" xlink:actuate="onLoad"/></draw:frame></text:p>
          </table:table-cell>
        </table:table-row>
      </table:table>
      <text:p text:style-name="Text_20_body"/>
      <text:p text:style-name="P39"/>
      <text:p text:style-name="P57">On peut <text:span text:style-name="T76">"</text:span>récupérer<text:span text:style-name="T76">"</text:span> <text:span text:style-name="T76">le champ kaolinite dès le maillage initial </text:span>en ajustant les valeurs <text:span text:style-name="T76">de départ</text:span> de Xmin, Xmax, etc:</text:p>
      <table:table table:name="Table6" table:style-name="Table6">
        <table:table-column table:style-name="Table6.A"/>
        <table:table-row>
          <table:table-cell table:style-name="Table6.A1" office:value-type="string">
            <text:p text:style-name="P51"><draw:frame draw:style-name="fr1" draw:name="Image6" text:anchor-type="paragraph" svg:width="12.7cm" svg:height="9.525cm" draw:z-index="4"><draw:image xlink:href="Pictures/10000201000003E800000320896240E1B851EA4C.png" xlink:type="simple" xlink:show="embed" xlink:actuate="onLoad"/></draw:frame></text:p>
          </table:table-cell>
        </table:table-row>
        <table:table-row>
          <table:table-cell table:style-name="Table6.A2" office:value-type="string">
            <text:p text:style-name="P54">à 100°C</text:p>
          </table:table-cell>
        </table:table-row>
      </table:table>
      <text:p text:style-name="P58">A 120°C, le champ de la kaolinite se réduit encore et ne sépare plus complètement les champs de Muscovite et Pyrophyllite:</text:p>
      <table:table table:name="Table7" table:style-name="Table7">
        <table:table-column table:style-name="Table7.A"/>
        <table:table-row>
          <table:table-cell table:style-name="Table7.A1" office:value-type="string">
            <text:p text:style-name="P51"><draw:frame draw:style-name="fr1" draw:name="Image7" text:anchor-type="paragraph" svg:width="12.7cm" svg:height="9.525cm" draw:z-index="5"><draw:image xlink:href="Pictures/10000201000003E80000032070404D28874811A9.png" xlink:type="simple" xlink:show="embed" xlink:actuate="onLoad"/></draw:frame></text:p>
          </table:table-cell>
        </table:table-row>
        <table:table-row>
          <table:table-cell table:style-name="Table7.A2" office:value-type="string">
            <text:p text:style-name="P55">120°C</text:p>
          </table:table-cell>
        </table:table-row>
      </table:table>
      <text:p text:style-name="P39"/>
      <text:p text:style-name="P56">--</text:p>
      <text:p text:style-name="P43">#---------------------------------------------------------y-loop</text:p>
      <text:p text:style-name="TextInfo">for y in Yser:</text:p>
      <text:p text:style-name="TextInfo"><text:s text:c="2"/><text:span text:style-name="T36">include_modify</text:span>(lisY,y) #---------modify the include file for y</text:p>
      <text:p text:style-name="TextInfo"><text:s text:c="2"/>#-------------------------------------------------------x-loop</text:p>
      <text:p text:style-name="TextInfo"><text:s text:c="2"/>for x in Xser:</text:p>
      <text:p text:style-name="TextInfo"><text:s text:c="4"/><text:span text:style-name="T36">include_modify</text:span>(lisX,x) #-<text:span text:style-name="T35">-</text:span>-----modify the include file for x</text:p>
      <text:p text:style-name="TextInfo"><text:s text:c="4"/>OK= <text:span text:style-name="T36">arxim_ok</text:span>(sArximCommand) #------------------execute arxim</text:p>
      <text:p text:style-name="TextInfo"><text:s text:c="4"/>if OK:</text:p>
      <text:p text:style-name="TextInfo"><text:s text:c="6"/>phase= <text:span text:style-name="T36">arxim_result</text:span>(fResult) #-----------read arxim result</text:p>
      <text:p text:style-name="TextInfo"><text:s text:c="6"/>if not phase in lis_phase:</text:p>
      <text:p text:style-name="TextInfo"><text:s text:c="8"/>lis_phase.append(phase)</text:p>
      <text:p text:style-name="TextInfo"><text:s text:c="6"/>tab_phase[iX,iY]= j</text:p>
      <text:p text:style-name="TextInfo"><text:s text:c="6"/>tab_x[iX,iY]= x</text:p>
      <text:p text:style-name="TextInfo"><text:s text:c="6"/>tab_y[iX,iY]= y</text:p>
      <text:p text:style-name="P13"/>
      <text:p text:style-name="P1"/>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adornments="Book" style:font-family-generic="swiss" style:font-pitch="fixed"/>
    <style:font-face style:name="MS Mincho" svg:font-family="'MS Mincho'" style:font-pitch="variable"/>
    <style:font-face style:name="Tahoma1" svg:font-family="Tahoma" style:font-pitch="variable"/>
    <style:font-face style:name="DejaVu Serif2" svg:font-family="'DejaVu Serif'" style:font-adornments="Bold"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writing-mode="page"/>
      <style:text-properties fo:language="fr" fo:country="FR"/>
    </style:style>
    <style:style style:name="Text_20_body" style:display-name="Text body" style:family="paragraph" style:parent-style-name="Standard" style:class="text">
      <loext:graphic-properties draw:fill="none" draw:fill-color="#99ccff"/>
      <style:paragraph-properties fo:margin-left="0.6cm" fo:margin-right="0.6cm" fo:margin-top="0.101cm" fo:margin-bottom="0.101cm" loext:contextual-spacing="false" fo:text-align="justify" style:justify-single-word="false" fo:text-indent="0cm" style:auto-text-indent="false" fo:background-color="transparent"/>
      <style:text-properties style:font-name="DejaVu Serif" fo:font-family="'DejaVu Serif'" style:font-style-name="Book" style:font-family-generic="roman" style:font-pitch="variable" fo:font-size="11pt" fo:language="fr" fo:country="FR"/>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erif" fo:font-family="'DejaVu Serif'" style:font-style-name="Book" style:font-family-generic="roman"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199cm" fo:margin-bottom="0.101cm" loext:contextual-spacing="false" fo:padding="0.049cm" fo:border="0.06pt solid #000000"/>
      <style:text-properties style:font-name="DejaVu Serif" fo:font-family="'DejaVu Serif'" style:font-style-name="Book" style:font-family-generic="roman" style:font-pitch="variable" fo:font-size="11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101cm" fo:margin-bottom="0.101cm" loext:contextual-spacing="false" fo:text-indent="0cm" style:auto-text-indent="false" fo:background-color="transparent"/>
      <style:text-properties style:font-name="DejaVu Serif" fo:font-family="'DejaVu Serif'" style:font-style-name="Book" style:font-family-generic="roman" style:font-pitch="variable" fo:font-size="11pt" fo:font-style="italic" fo:font-weight="normal" fo:background-color="#e6e6e6"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loext:contextual-spacing="false" fo:text-indent="0cm" style:auto-text-indent="false" fo:background-color="transparent" style:shadow="none"/>
      <style:text-properties style:font-name="DejaVu Serif" fo:font-family="'DejaVu Serif'" style:font-style-name="Book" style:font-family-generic="roman" style:font-pitch="variable" fo:font-size="11pt" fo:font-style="italic" fo:font-weight="normal" fo:background-color="#e6e6e6"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loext:contextual-spacing="false" fo:text-indent="0cm" style:auto-text-indent="false"/>
      <style:text-properties style:font-name="DejaVu Serif1" fo:font-family="'DejaVu Serif'" style:font-style-name="Italic" style:font-family-generic="roman" style:font-pitch="variable" fo:font-size="11pt" fo:font-style="italic" fo:font-weight="normal" style:font-size-asian="85%" style:font-weight-asian="bold"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loext:contextual-spacing="false" fo:text-indent="0cm" style:auto-text-indent="false"/>
      <style:text-properties style:font-name="DejaVu Serif1"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loext:contextual-spacing="false" fo:text-align="justify" style:justify-single-word="false" fo:text-indent="0cm" style:auto-text-indent="false" style:shadow="none"/>
      <style:text-properties fo:color="#800000" fo:font-size="10pt" fo:font-style="normal"/>
    </style:style>
    <style:style style:name="TextHiLite" style:family="paragraph" style:parent-style-name="Text_20_body" style:next-style-name="Text_20_body" style:class="text">
      <style:paragraph-properties fo:margin-left="1cm" fo:margin-right="0cm" fo:margin-top="0cm" fo:margin-bottom="0cm" loext:contextual-spacing="false" fo:text-indent="0cm" style:auto-text-indent="false"/>
      <style:text-properties fo:font-size="14pt"/>
    </style:style>
    <style:style style:name="TextTable" style:family="paragraph" style:parent-style-name="Text_20_body" style:next-style-name="Text_20_body" style:class="text">
      <style:paragraph-properties fo:margin-left="0.6cm" fo:margin-right="0.6cm" fo:margin-top="0cm" fo:margin-bottom="0cm" loext:contextual-spacing="false" fo:text-align="start" style:justify-single-word="false" fo:text-indent="0cm" style:auto-text-indent="false" fo:padding="0cm" fo:border="none" style:shadow="none"/>
      <style:text-properties fo:color="#00008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loext:contextual-spacing="false" fo:text-align="start" style:justify-single-word="false" fo:text-indent="0cm" style:auto-text-indent="false" fo:padding="0.15cm" fo:border-left="0.99pt solid #800080" fo:border-right="none" fo:border-top="none" fo:border-bottom="none" style:shadow="none" style:writing-mode="page"/>
      <style:text-properties style:font-name="DejaVu Sans Mono" fo:font-family="'DejaVu Sans Mono'" style:font-style-name="Book" style:font-family-generic="swiss" style:font-pitch="fixed" fo:font-size="10pt" fo:language="zxx" fo:country="none"/>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fo:font-size="10pt"/>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4cm" loext:contextual-spacing="false" fo:text-indent="0cm" style:auto-text-indent="false"/>
      <style:text-properties style:font-name="DejaVu Serif2" fo:font-family="'DejaVu Serif'" style:font-style-name="Bold" style:font-family-generic="roman" style:font-pitch="variable" fo:font-size="130%"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style:font-name="DejaVu Serif2"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4cm" fo:margin-right="0.6cm" fo:margin-top="0.101cm" fo:margin-bottom="0.101cm" loext:contextual-spacing="false" fo:text-indent="0cm" style:auto-text-indent="false">
        <style:tab-stops>
          <style:tab-stop style:position="18.002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101cm" fo:margin-bottom="0.101cm" loext:contextual-spacing="false" fo:text-indent="0cm" style:auto-text-indent="false" style:shadow="none">
        <style:tab-stops>
          <style:tab-stop style:position="17.503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101cm" loext:contextual-spacing="false" fo:text-indent="0cm" style:auto-text-indent="false">
        <style:tab-stops>
          <style:tab-stop style:position="17.004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199cm" fo:margin-right="0.6cm" fo:margin-top="0cm" fo:margin-bottom="0cm" loext:contextual-spacing="false" fo:text-indent="0cm" style:auto-text-indent="false">
        <style:tab-stops>
          <style:tab-stop style:position="16.505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Linux_X86_64 LibreOffice_project/30m0$Build-2</meta:generator>
    <dc:date>2017-08-29T11:57:48.659607745</dc:date>
    <meta:editing-cycles>54</meta:editing-cycles>
    <meta:editing-duration>P2DT12H35S</meta:editing-duration>
    <meta:document-statistic meta:table-count="7" meta:image-count="8" meta:object-count="0" meta:page-count="13" meta:paragraph-count="197" meta:word-count="3085" meta:character-count="19552" meta:non-whitespace-character-count="16454"/>
    <meta:user-defined meta:name="Info 1"/>
    <meta:user-defined meta:name="Info 2"/>
    <meta:user-defined meta:name="Info 3"/>
    <meta:user-defined meta:name="Info 4"/>
  </office:meta>
</office:document-meta>
</file>